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fo:margin-left="0.191cm" style:page-number="auto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13.15cm"/>
    </style:style>
    <style:style style:name="Table1.1" style:family="table-row">
      <style:table-row-properties style:min-row-height="2.519cm" style:use-optimal-row-height="false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6.727cm" fo:margin-left="0.265cm" fo:margin-right="-0.482cm" table:align="margins"/>
    </style:style>
    <style:style style:name="Table2.A" style:family="table-column">
      <style:table-column-properties style:column-width="0.979cm" style:rel-column-width="555*"/>
    </style:style>
    <style:style style:name="Table2.B" style:family="table-column">
      <style:table-column-properties style:column-width="4.18cm" style:rel-column-width="2370*"/>
    </style:style>
    <style:style style:name="Table2.C" style:family="table-column">
      <style:table-column-properties style:column-width="3.016cm" style:rel-column-width="1710*"/>
    </style:style>
    <style:style style:name="Table2.D" style:family="table-column">
      <style:table-column-properties style:column-width="2.514cm" style:rel-column-width="1425*"/>
    </style:style>
    <style:style style:name="Table2.E" style:family="table-column">
      <style:table-column-properties style:column-width="3.043cm" style:rel-column-width="1725*"/>
    </style:style>
    <style:style style:name="Table2.F" style:family="table-column">
      <style:table-column-properties style:column-width="2.995cm" style:rel-column-width="1698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E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2" style:family="table-row">
      <style:table-row-properties style:min-row-height="2.395cm" style:use-optimal-row-height="false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</style:style>
    <style:style style:name="P6" style:family="paragraph" style:parent-style-name="Normal">
      <style:text-properties style:font-size-complex="10pt"/>
    </style:style>
    <style:style style:name="P7" style:family="paragraph" style:parent-style-name="Normal">
      <style:text-properties fo:language="id" fo:country="ID" style:font-size-complex="10pt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List_20_Paragraph" style:list-style-name="L2">
      <style:text-properties fo:language="id" fo:country="ID"/>
    </style:style>
    <style:style style:name="P13" style:family="paragraph" style:parent-style-name="List_20_Paragraph" style:list-style-name="L3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id" fo:country="ID" style:font-size-asian="8pt" style:font-size-complex="9pt"/>
    </style:style>
    <style:style style:name="T5" style:family="text">
      <style:text-properties fo:font-size="8pt" fo:language="sv" fo:country="SE" style:font-size-asian="8pt" style:font-size-complex="9pt"/>
    </style:style>
    <style:style style:name="T6" style:family="text">
      <style:text-properties fo:font-size="9pt" fo:language="sv" fo:country="SE" style:font-size-asian="9pt" style:font-size-complex="9pt"/>
    </style:style>
    <style:style style:name="T7" style:family="text">
      <style:text-properties fo:font-size="9pt" fo:language="id" fo:country="ID" style:font-size-asian="9pt" style:font-size-complex="9pt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7cm" fo:text-indent="-0.635cm" fo:margin-left="7.05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3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/>
            <text:p text:style-name="P2">PEMERINTAH KOTA YOGYAKARTA</text:p>
            <text:p text:style-name="P2">DINAS PENDIDIKAN</text:p>
            <text:p text:style-name="P3"><text:span text:style-name="Default_20_Paragraph_20_Font"><text:span text:style-name="T4"><text:s text:c="10"/></text:span></text:span><text:span text:style-name="Default_20_Paragraph_20_Font"><text:span text:style-name="T5">Jl. </text:span></text:span><text:span text:style-name="Default_20_Paragraph_20_Font"><text:span text:style-name="T4">Hayam Wuruk No. 11</text:span></text:span><text:span text:style-name="Default_20_Paragraph_20_Font"><text:span text:style-name="T5"> Yogyakarta Telepon (0274) 512956, 563078, Fax. (0274) 512956</text:span></text:span><text:span text:style-name="Default_20_Paragraph_20_Font"><text:span text:style-name="T6"><text:tab/></text:span></text:span></text:p>
            <text:p text:style-name="Normal"><text:span text:style-name="Default_20_Paragraph_20_Font"><text:span text:style-name="T7"><text:s text:c="13"/></text:span></text:span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4">KODE POS 55212</text:p>
          </table:table-cell>
        </table:table-row>
      </table:table>
      <text:p text:style-name="Normal">Nomor : <text:tab/><text:tab/><text:tab/><text:tab/><text:tab/><text:tab/><text:tab/> <text:s/>Yogyakarta, [onshow.tanggal]</text:p>
      <text:p text:style-name="Normal">Lamp<text:tab/>:</text:p>
      <text:p text:style-name="P5">Hal<text:tab/>: Permohonan Cuti Besar</text:p>
      <text:p text:style-name="P5"><text:tab/> <text:s/>Pegawai Negeri Sipil</text:p>
      <text:p text:style-name="Normal"><text:s/><text:tab/> <text:s/><text:tab/><text:tab/><text:tab/></text:p>
      <text:p text:style-name="P9">Kepada</text:p>
      <text:p text:style-name="Normal"><text:tab/><text:tab/><text:tab/><text:tab/><text:tab/><text:tab/><text:tab/>Yth. <text:span text:style-name="Default_20_Paragraph_20_Font"><text:span text:style-name="T2">[onshow.kepada]</text:span></text:span></text:p>
      <text:p text:style-name="Normal"><text:tab/><text:tab/><text:tab/><text:tab/><text:tab/><text:tab/><text:tab/>Melalui Kepala Badan Kepegawaian Kota<text:tab/></text:p>
      <text:p text:style-name="Normal"><text:tab/><text:tab/><text:tab/><text:tab/><text:tab/><text:tab/><text:tab/>Yogyakarta</text:p>
      <text:p text:style-name="P9"/>
      <text:p text:style-name="P9">Di</text:p>
      <text:p text:style-name="Normal"><text:tab/><text:tab/><text:tab/><text:tab/><text:tab/><text:tab/><text:tab/>Yogyakarta</text:p>
      <text:p text:style-name="Normal"/>
      <text:p text:style-name="P10">Dengan hormat, sehubungan dengan telah dipenuhinya masa kerja dan syarat-syarat lainnya untuk mengajukan Cuti Besar, maka bersama ini kami teruskan berkas permohonan Cuti Besar mulai tanggal <text:span text:style-name="Default_20_Paragraph_20_Font"><text:span text:style-name="T9">01 Februari <text:s/>s.d. 30 April 2016</text:span></text:span> bagi PNS di lingkungan Dinas Pendidikan Yogyakarta.</text:p>
      <text:p text:style-name="P11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No</text:p>
          </table:table-cell>
          <table:table-cell table:style-name="Table2.A1" office:value-type="string">
            <text:p text:style-name="Normal">Nama /NIP</text:p>
          </table:table-cell>
          <table:table-cell table:style-name="Table2.A1" office:value-type="string">
            <text:p text:style-name="P3">Tempat/</text:p>
            <text:p text:style-name="P3">Tanggal Lahir</text:p>
          </table:table-cell>
          <table:table-cell table:style-name="Table2.A1" office:value-type="string">
            <text:p text:style-name="Normal">Pangkat/Gol</text:p>
          </table:table-cell>
          <table:table-cell table:style-name="Table2.E1" office:value-type="string">
            <text:p text:style-name="Normal">Jabatan</text:p>
            <text:p text:style-name="Normal"/>
          </table:table-cell>
          <table:table-cell table:style-name="Table2.A1" office:value-type="string">
            <text:p text:style-name="Normal">Lama Cuti</text:p>
          </table:table-cell>
        </table:table-row>
        <table:table-row table:style-name="Table2.2">
          <table:table-cell table:style-name="Table2.A1" office:value-type="string">
            <text:list xml:id="list410791157047933460" text:style-name="L3">
              <text:list-item>
                <text:p text:style-name="P13"/>
              </text:list-item>
            </text:list>
          </table:table-cell>
          <table:table-cell table:style-name="Table2.A1" office:value-type="string">
            <text:p text:style-name="Normal">[a.nama]</text:p>
            <text:p text:style-name="P6">[a.nip; block=tbs:row]</text:p>
            <text:p text:style-name="P7">[a.status]</text:p>
            <text:p text:style-name="Normal"/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[a.golongan]</text:p>
          </table:table-cell>
          <table:table-cell table:style-name="Table2.E1" office:value-type="string">
            <text:p text:style-name="P8">[a.jabatan] pada [a.unit_kerja]</text:p>
          </table:table-cell>
          <table:table-cell table:style-name="Table2.A1" office:value-type="string">
            <text:p text:style-name="P8"/>
          </table:table-cell>
        </table:table-row>
      </table:table>
      <text:p text:style-name="Normal"><text:s text:c="2"/></text:p>
      <text:p text:style-name="Normal"><text:s text:c="11"/>Demikian atas perhatian dan perkenan Bapak Walikota kami haturkan terima kasih</text:p>
      <text:p text:style-name="Normal"><text:s text:c="11"/></text:p>
      <text:p text:style-name="Normal"><text:tab/> 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Default_20_Paragraph_20_Font"><text:span text:style-name="T8"><text:tab/>Tembusan</text:span></text:span></text:p>
      <text:list xml:id="list513732449798253858" text:style-name="L2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29:00Z</meta:creation-date>
    <dc:date>2016-02-03T15:00:54.69</dc:date>
    <meta:print-date>2007-04-25T22:28:00Z</meta:print-date>
    <meta:editing-cycles>11</meta:editing-cycles>
    <meta:editing-duration>PT8M53S</meta:editing-duration>
    <meta:document-statistic meta:table-count="2" meta:image-count="1" meta:object-count="0" meta:page-count="1" meta:paragraph-count="39" meta:word-count="134" meta:character-count="1118"/>
    <meta:template xlink:type="simple" xlink:actuate="onRequest" xlink:title="" xlink:href="Normal.dotm"/>
  </office:meta>
</office:document-meta>
</file>